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280" officeooo:paragraph-rsid="00017280"/>
    </style:style>
    <style:style style:name="P2" style:family="paragraph" style:parent-style-name="Standard">
      <style:text-properties officeooo:rsid="0003672c" officeooo:paragraph-rsid="0003672c"/>
    </style:style>
    <style:style style:name="P3" style:family="paragraph" style:parent-style-name="Standard">
      <style:text-properties officeooo:rsid="00048db2" officeooo:paragraph-rsid="00048db2"/>
    </style:style>
    <style:style style:name="P4" style:family="paragraph" style:parent-style-name="Standard">
      <style:text-properties officeooo:rsid="0005ee07" officeooo:paragraph-rsid="0005ee07"/>
    </style:style>
    <style:style style:name="P5" style:family="paragraph" style:parent-style-name="Standard">
      <style:text-properties officeooo:rsid="00060381" officeooo:paragraph-rsid="00060381"/>
    </style:style>
    <style:style style:name="P6" style:family="paragraph" style:parent-style-name="Standard">
      <style:text-properties officeooo:rsid="00066692" officeooo:paragraph-rsid="00066692"/>
    </style:style>
    <style:style style:name="P7" style:family="paragraph" style:parent-style-name="Standard">
      <style:text-properties officeooo:rsid="000863c9" officeooo:paragraph-rsid="000863c9"/>
    </style:style>
    <style:style style:name="P8" style:family="paragraph" style:parent-style-name="Standard">
      <style:text-properties officeooo:rsid="0009c7f8" officeooo:paragraph-rsid="0009c7f8"/>
    </style:style>
    <style:style style:name="P9" style:family="paragraph" style:parent-style-name="Standard">
      <style:text-properties officeooo:rsid="000efa77" officeooo:paragraph-rsid="000efa77"/>
    </style:style>
    <style:style style:name="P10" style:family="paragraph" style:parent-style-name="Standard">
      <style:text-properties officeooo:rsid="0010e49c" officeooo:paragraph-rsid="0010e49c"/>
    </style:style>
    <style:style style:name="P11" style:family="paragraph" style:parent-style-name="Standard">
      <style:text-properties officeooo:rsid="0011cd5e" officeooo:paragraph-rsid="0011cd5e"/>
    </style:style>
    <style:style style:name="P12" style:family="paragraph" style:parent-style-name="Standard">
      <style:text-properties officeooo:rsid="0012bbbc" officeooo:paragraph-rsid="0012bbbc"/>
    </style:style>
    <style:style style:name="T1" style:family="text">
      <style:text-properties officeooo:rsid="00028075"/>
    </style:style>
    <style:style style:name="T2" style:family="text">
      <style:text-properties officeooo:rsid="00070b5a"/>
    </style:style>
    <style:style style:name="T3" style:family="text">
      <style:text-properties officeooo:rsid="000b1b89"/>
    </style:style>
    <style:style style:name="T4" style:family="text">
      <style:text-properties officeooo:rsid="000bd658"/>
    </style:style>
    <style:style style:name="T5" style:family="text">
      <style:text-properties officeooo:rsid="000d2f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_systel Heransgehensweise:</text:p>
      <text:p text:style-name="P1"/>
      <text:p text:style-name="P1">___<text:span text:style-name="T3">AN DATEN GELANGEN___</text:span></text:p>
      <text:p text:style-name="P1"/>
      <text:p text:style-name="P1">1) CSV (comma seperated values) vom Stand März 2020 runtergeladen</text:p>
      <text:p text:style-name="P1">weil: diese Daten brauche ich, sie sind aktuell, wozu alte Daten???</text:p>
      <text:p text:style-name="P1"/>
      <text:p text:style-name="P1">2) <text:span text:style-name="T1">welches ist der DS-100-Code? Gegoogelt =&gt; Buchstabenfolge </text:span><text:span text:style-name="T5">der Bahnhöfe, 2- bis 6-stellig</text:span></text:p>
      <text:p text:style-name="P1"/>
      <text:p text:style-name="P2">3) Längen- und Breitengrade?</text:p>
      <text:p text:style-name="P2">=&gt; Spalte F sind Längengrade</text:p>
      <text:p text:style-name="P2">=&gt; Spalte G Breitengrade</text:p>
      <text:p text:style-name="P10">=&gt; aber welche Einheiten????</text:p>
      <text:p text:style-name="P11">=&gt; WGS84 &gt;world geodetic 1984</text:p>
      <text:p text:style-name="P12">=&gt; google zeigt breite und länge </text:p>
      <text:p text:style-name="P2"/>
      <text:p text:style-name="P3">4) was ist ein web-service?</text:p>
      <text:p text:style-name="P3">=&gt; M2M-Kommunikation</text:p>
      <text:p text:style-name="P3"/>
      <text:p text:style-name="P4">5) REST</text:p>
      <text:p text:style-name="P4">=&gt; Representational State Transfer</text:p>
      <text:p text:style-name="P4"/>
      <text:p text:style-name="P5">6) wie parse ich ein csv-file?</text:p>
      <text:p text:style-name="P6">=&gt; csv-parse module von npm! <text:span text:style-name="T2">+ fs-module</text:span></text:p>
      <text:p text:style-name="P7">=&gt; <text:a xlink:type="simple" xlink:href="https://sebhastian.com/read-csv-javascript/#read-csv-data-in-nodejs-environment-using-csv-parse" text:style-name="Internet_20_link" text:visited-style-name="Visited_20_Internet_20_Link">https://sebhastian.com/read-csv-javascript/#read-csv-data-in-nodejs-environment-using-csv-parse</text:a></text:p>
      <text:p text:style-name="P8">=&gt; in array of objects umwandeln</text:p>
      <text:p text:style-name="P8"/>
      <text:p text:style-name="P9">7) Berechnung für LuftlinienDistanz zwischen zwei Punkten mit Längen- und Breitengraden</text:p>
      <text:p text:style-name="P8"/>
      <text:p text:style-name="P8">___<text:span text:style-name="T4">RESTFUL ZEUG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22:15:08.286612839</meta:creation-date>
    <dc:date>2022-11-19T13:11:44.919583029</dc:date>
    <meta:editing-duration>PT1H23M22S</meta:editing-duration>
    <meta:editing-cycles>18</meta:editing-cycles>
    <meta:generator>LibreOffice/7.3.6.2$Linux_X86_64 LibreOffice_project/30$Build-2</meta:generator>
    <meta:document-statistic meta:table-count="0" meta:image-count="0" meta:object-count="0" meta:page-count="1" meta:paragraph-count="21" meta:word-count="114" meta:character-count="837" meta:non-whitespace-character-count="743"/>
  </office:meta>
</office:document-meta>
</file>